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af45" officeooo:paragraph-rsid="0003af45"/>
    </style:style>
    <style:style style:name="P2" style:family="paragraph" style:parent-style-name="Standard">
      <style:text-properties officeooo:paragraph-rsid="0003af45"/>
    </style:style>
    <style:style style:name="P3" style:family="paragraph" style:parent-style-name="Standard">
      <style:text-properties officeooo:rsid="00051535" officeooo:paragraph-rsid="00051535"/>
    </style:style>
    <style:style style:name="P4" style:family="paragraph" style:parent-style-name="Standard">
      <style:text-properties officeooo:rsid="00052f88" officeooo:paragraph-rsid="00052f88"/>
    </style:style>
    <style:style style:name="P5" style:family="paragraph" style:parent-style-name="Standard">
      <style:text-properties fo:font-size="18pt" fo:font-weight="bold" officeooo:rsid="0003af45" officeooo:paragraph-rsid="0003af45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5pt" fo:font-weight="bold" officeooo:rsid="00051535" officeooo:paragraph-rsid="00051535" style:font-size-asian="15pt" style:font-weight-asian="bold" style:font-size-complex="15pt" style:font-weight-complex="bold"/>
    </style:style>
    <style:style style:name="P7" style:family="paragraph" style:parent-style-name="Standard">
      <style:text-properties style:font-name="Liberation Sans" fo:font-size="20pt" officeooo:rsid="0003af45" officeooo:paragraph-rsid="0003af45" style:font-size-asian="20pt" style:font-size-complex="20pt"/>
    </style:style>
    <style:style style:name="P8" style:family="paragraph" style:parent-style-name="Standard">
      <style:text-properties fo:font-size="14pt" fo:font-weight="bold" officeooo:rsid="00051535" officeooo:paragraph-rsid="00051535" style:font-size-asian="14pt" style:font-weight-asian="bold" style:font-size-complex="14pt" style:font-weight-complex="bold"/>
    </style:style>
    <style:style style:name="T1" style:family="text">
      <style:text-properties officeooo:rsid="0003af45"/>
    </style:style>
    <style:style style:name="T2" style:family="text">
      <style:text-properties officeooo:rsid="00052f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OCUMENTO TÉCNICO. PROYECTO cacTÚ.</text:p>
      <text:p text:style-name="P1"/>
      <text:p text:style-name="P1"/>
      <text:p text:style-name="P1"/>
      <text:p text:style-name="P5">Tecnologías utilizadas.</text:p>
      <text:p text:style-name="P1"/>
      <text:p text:style-name="P1">Para desarrollar la interfaz gráfica hemos utilizado Windows Forms que forma parte del framework de .NET de Microsoft. </text:p>
      <text:p text:style-name="P1">La parte backend de la aplicación está programada en C#.</text:p>
      <text:p text:style-name="P2"><text:span text:style-name="T1">Los datos son almacenados en Excel y la comunicación con ella através de una librería llamada SpreadsheetLight. Esta librería la usamos para implementar las operaciones CRUD (</text:span>Crear, Leer, <text:span text:style-name="T1">Modificar</text:span> y Borrar<text:span text:style-name="T1">) más fácilmente.</text:span></text:p>
      <text:p text:style-name="P2"/>
      <text:p text:style-name="P2"/>
      <text:p text:style-name="P6">Clases.</text:p>
      <text:p text:style-name="P3"/>
      <text:p text:style-name="P8">Cactus.cs</text:p>
      <text:p text:style-name="P3">Clase principal del modelo.</text:p>
      <text:p text:style-name="P3">Tiene los atributos: especie, genero, tribu, nombre común, distribución y stock, que son los que se guardarán en nuestro Excel e índice para poder modificar las tablas más fácilmente.</text:p>
      <text:p text:style-name="P3">Sus métodos son getters y setters.</text:p>
      <text:p text:style-name="P3"/>
      <text:p text:style-name="P3"/>
      <text:p text:style-name="P8">BD.cs</text:p>
      <text:p text:style-name="P3">Se comunica mediante SpreadsheetLight con el Excel para crearlo en primera instancia y poder guardar y modificar los distintos cactus de nuestro inventario.</text:p>
      <text:p text:style-name="P3"/>
      <text:p text:style-name="P3">Su constructor crea el Excel cactus.xlsx si no existe ya.</text:p>
      <text:p text:style-name="P3"><text:span text:style-name="T2">a</text:span>ñadirCactus(): inserta por el final el cactus pasado por parámetro al Excel.</text:p>
      <text:p text:style-name="P3"><text:span text:style-name="T2">l</text:span>eerExcel(): lee el Excel y devuelve una lista de cactus.</text:p>
      <text:p text:style-name="P3"><text:span text:style-name="T2">m</text:span>odificarCactus(): sobreescribe todas las celdas de la tabla del cactus pasado por parámetro.</text:p>
      <text:p text:style-name="P3"><text:span text:style-name="T2">b</text:span>usquedaCelda(): dado un campo o atributo y un valor devuelve una lista con los cactus que contengan dicho valor de ese atributo.</text:p>
      <text:p text:style-name="P3"><text:span text:style-name="T2">v</text:span>enta(): dado un índice y su stock baja 1 su stock y lo modifica.</text:p>
      <text:p text:style-name="P3"/>
      <text:p text:style-name="P3"/>
      <text:p text:style-name="P8">Portada.cs</text:p>
      <text:p text:style-name="P3">La primera ventana de la aplicación.</text:p>
      <text:p text:style-name="P3">Simplemente tiene un método que cuando se de click en la interfaz (como indica) pase a la siguiente ventana.</text:p>
      <text:p text:style-name="P3"/>
      <text:p text:style-name="P3"/>
      <text:p text:style-name="P8">Inventario.cs</text:p>
      <text:p text:style-name="P3">Ventana principal de la aplicación.</text:p>
      <text:p text:style-name="P3">Tiene dos paneles: uno fijo con la funcionalidad de añadir y búsqueda del segundo panel que es un panel variable. Inicialmente se volcará el contenido del Excel a ese panel (Tabla.cs) que es un DataGridView.</text:p>
      <text:p text:style-name="P3"/>
      <text:p text:style-name="P3"><text:span text:style-name="T2">a</text:span>ñadirCactus_Click(): borra el panel variable y muestra el panel del formulario(FormularioCactus.cs) para añadir un cactus.</text:p>
      <text:p text:style-name="P3"><text:soft-page-break/><text:span text:style-name="T2">b</text:span>usquedaCampo(): dependiendo del campo (comboBox) seleccionado y del valor del TextField hará una búsqueda a través de BD.cs (busquedaCelda()) y borrará el panel variable y lo volverá a mostrar con la lista de cactus que cumpla la búsqueda.</text:p>
      <text:p text:style-name="P3"><text:span text:style-name="T2">r</text:span>einiciarInventario_Click(): simplemente limpia el panel y muestra toda la tabla con todos los datos.</text:p>
      <text:p text:style-name="P3"/>
      <text:p text:style-name="P3"/>
      <text:p text:style-name="P8">Tabla.cs</text:p>
      <text:p text:style-name="P3">Aquí se muestran los datos del Excel.</text:p>
      <text:p text:style-name="P3">Tiene dos constructores: el primero sin parámetros que vuelca al DataGridView todos los datos y el segundo con una lista para mostrar solo esos datos.</text:p>
      <text:p text:style-name="P3"/>
      <text:p text:style-name="P3"><text:span text:style-name="T2">t</text:span>ablaCactus_CellClick(): si se clica a la celda de Venta baja en 1 su stock y si se da a Modificar se llama al panel de FormularioCactus con el parámetro de línea que contiene todos los datos del cactus.</text:p>
      <text:p text:style-name="P3"><text:span text:style-name="T2">t</text:span>ablaCactus_PostRow, tablaCactus_CellMouseLeave y tablaCactus_CellMouseEnter: son métodos que pintan la tabla de los datos de forma par e impar y hacen el efecto de hover a toda la línea si pasan el ratón por ella.</text:p>
      <text:p text:style-name="P3"/>
      <text:p text:style-name="P3"/>
      <text:p text:style-name="P8">FormularioCactus.cs</text:p>
      <text:p text:style-name="P3">Se muestra el formulario para introducir y modificar un cactus.</text:p>
      <text:p text:style-name="P3"/>
      <text:p text:style-name="P3">Si en su constructor lleva un DataGridViewRow como parámetro quiere decir que viene de un botón Modificar así que se vuelcan en los distintos TextField los atributos de Cactus.</text:p>
      <text:p text:style-name="P3"><text:span text:style-name="T2">b</text:span>otonGuardar_Click<text:span text:style-name="T2">(): hace la función de añadir o modificar un cactus.</text:span></text:p>
      <text:p text:style-name="P3"><text:span text:style-name="T2">b</text:span>otonCancelar_Click<text:span text:style-name="T2">(): vuelve a mostrar la tabla con los datos.</text:span></text:p>
      <text:p text:style-name="P4">campoEscrito() y listaAutocompletar(): son métodos para crear un autocompletado en los TextField de género, tribu y distribución pues pueden estar repetidos en nuestros datos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6T11:05:50.511000000</meta:creation-date>
    <dc:date>2024-02-24T22:59:16.446000000</dc:date>
    <meta:editing-duration>PT5H9M3S</meta:editing-duration>
    <meta:editing-cycles>4</meta:editing-cycles>
    <meta:generator>LibreOffice/7.6.2.1$Windows_X86_64 LibreOffice_project/56f7684011345957bbf33a7ee678afaf4d2ba333</meta:generator>
    <meta:print-date>2024-02-24T22:57:19.973000000</meta:print-date>
    <meta:printed-by>Archivos PDF</meta:printed-by>
    <meta:document-statistic meta:table-count="0" meta:image-count="0" meta:object-count="0" meta:page-count="2" meta:paragraph-count="38" meta:word-count="535" meta:character-count="3406" meta:non-whitespace-character-count="2907"/>
  </office:meta>
</office:document-meta>
</file>